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 Sans" svg:font-family="Open Sans" style:font-family-generic="swiss" style:font-pitch="variable"/>
    <style:font-face style:name="Montserrat, sans-serif" svg:font-family="Montserrat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aslov2" style:master-page-name="MP0" style:family="paragraph">
      <style:paragraph-properties fo:break-before="page"/>
    </style:style>
    <style:style style:name="T2" style:parent-style-name="Zadanifontodlomka" style:family="text">
      <style:text-properties style:font-name="Open Sans" fo:color="#C9211E" fo:font-size="12pt" style:font-size-asian="12pt" style:font-size-complex="12pt"/>
    </style:style>
    <style:style style:name="P3" style:parent-style-name="Textbody" style:family="paragraph">
      <style:paragraph-properties fo:margin-bottom="0in"/>
    </style:style>
    <style:style style:name="T4" style:parent-style-name="Zadanifontodlomka" style:family="text">
      <style:text-properties style:font-name="Montserrat, sans-serif" fo:color="#D60632"/>
    </style:style>
    <style:style style:name="T5" style:parent-style-name="StrongEmphasis" style:family="text">
      <style:text-properties style:font-name="Montserrat, sans-serif" fo:font-weight="normal" style:font-weight-asian="normal" fo:color="#888888"/>
    </style:style>
    <style:style style:name="T6" style:parent-style-name="StrongEmphasis" style:family="text">
      <style:text-properties style:font-name="Montserrat, sans-serif" fo:font-weight="normal" style:font-weight-asian="normal" fo:color="#888888"/>
    </style:style>
    <style:style style:name="T7" style:parent-style-name="StrongEmphasis" style:family="text">
      <style:text-properties style:font-name="Montserrat, sans-serif" fo:font-weight="normal" style:font-weight-asian="normal" fo:color="#888888"/>
    </style:style>
    <style:style style:name="T8" style:parent-style-name="StrongEmphasis" style:family="text">
      <style:text-properties style:font-name="Montserrat, sans-serif" fo:font-weight="normal" style:font-weight-asian="normal" fo:color="#888888"/>
    </style:style>
    <style:style style:name="P9" style:parent-style-name="Textbody" style:family="paragraph">
      <style:paragraph-properties fo:margin-bottom="0.0208in" fo:margin-left="0.0208in" fo:margin-right="0.0208in">
        <style:tab-stops/>
      </style:paragraph-properties>
    </style:style>
    <style:style style:name="T10" style:parent-style-name="Zadanifontodlomka" style:family="text">
      <style:text-properties style:font-name="Open Sans" fo:font-weight="bold" style:font-weight-asian="bold" fo:color="#FFFFFF" fo:background-color="#D70333"/>
    </style:style>
    <style:style style:name="T11" style:parent-style-name="Zadanifontodlomka" style:family="text">
      <style:text-properties style:font-name="Open Sans" fo:color="#333333"/>
    </style:style>
    <style:style style:name="T12" style:parent-style-name="Zadanifontodlomka" style:family="text">
      <style:text-properties style:font-name="Open Sans" fo:font-weight="bold" style:font-weight-asian="bold" fo:color="#FFFFFF" fo:background-color="#D70333"/>
    </style:style>
    <style:style style:name="T13" style:parent-style-name="Zadanifontodlomka" style:family="text">
      <style:text-properties style:font-name="Open Sans" fo:color="#333333"/>
    </style:style>
    <style:style style:name="T14" style:parent-style-name="Zadanifontodlomka" style:family="text">
      <style:text-properties style:font-name="Open Sans" fo:font-weight="bold" style:font-weight-asian="bold" fo:color="#FFFFFF" fo:background-color="#D70333"/>
    </style:style>
    <style:style style:name="P15" style:parent-style-name="Textbody" style:family="paragraph">
      <style:paragraph-properties fo:margin-bottom="0in"/>
    </style:style>
    <style:style style:name="T16" style:parent-style-name="StrongEmphasis" style:family="text">
      <style:text-properties style:font-name="Open Sans" fo:font-weight="normal" style:font-weight-asian="normal" fo:color="#333333"/>
    </style:style>
    <style:style style:name="T17" style:parent-style-name="StrongEmphasis" style:family="text">
      <style:text-properties style:font-name="Open Sans" fo:font-weight="normal" style:font-weight-asian="normal" fo:color="#333333"/>
    </style:style>
    <style:style style:name="T18" style:parent-style-name="Zadanifontodlomka" style:family="text">
      <style:text-properties style:font-name="Open Sans" fo:color="#333333"/>
    </style:style>
    <style:style style:name="T19" style:parent-style-name="Zadanifontodlomka" style:family="text">
      <style:text-properties style:font-name="Open Sans" fo:color="#333333"/>
    </style:style>
    <style:style style:name="T20" style:parent-style-name="Zadanifontodlomka" style:family="text">
      <style:text-properties style:font-name="Open Sans" fo:color="#333333"/>
    </style:style>
    <style:style style:name="T21" style:parent-style-name="Zadanifontodlomka" style:family="text">
      <style:text-properties style:font-name="Open Sans" fo:color="#333333"/>
    </style:style>
    <style:style style:name="P22" style:parent-style-name="Textbody" style:family="paragraph">
      <style:paragraph-properties fo:margin-bottom="0in"/>
    </style:style>
    <style:style style:name="T23" style:parent-style-name="Zadanifontodlomka" style:family="text">
      <style:text-properties style:font-name="Open Sans" fo:color="#333333"/>
    </style:style>
    <style:style style:name="T24" style:parent-style-name="Zadanifontodlomka" style:family="text">
      <style:text-properties style:font-name="Open Sans" fo:color="#333333"/>
    </style:style>
    <style:style style:name="T25" style:parent-style-name="Zadanifontodlomka" style:family="text">
      <style:text-properties style:font-name="Open Sans" fo:color="#333333"/>
    </style:style>
    <style:style style:name="T26" style:parent-style-name="Zadanifontodlomka" style:family="text">
      <style:text-properties style:font-name="Open Sans" fo:color="#333333" fo:font-size="9pt" style:font-size-asian="9pt"/>
    </style:style>
    <style:style style:name="T27" style:parent-style-name="Zadanifontodlomka" style:family="text">
      <style:text-properties style:font-name="Open Sans" fo:color="#333333"/>
    </style:style>
    <style:style style:name="T28" style:parent-style-name="Zadanifontodlomka" style:family="text">
      <style:text-properties style:font-name="Open Sans" fo:color="#333333" fo:font-size="9pt" style:font-size-asian="9pt"/>
    </style:style>
    <style:style style:name="T29" style:parent-style-name="Zadanifontodlomka" style:family="text">
      <style:text-properties style:font-name="Open Sans" fo:color="#333333"/>
    </style:style>
    <style:style style:name="T30" style:parent-style-name="Zadanifontodlomka" style:family="text">
      <style:text-properties style:font-name="Open Sans" fo:color="#333333" fo:font-size="9pt" style:font-size-asian="9pt"/>
    </style:style>
    <style:style style:name="T31" style:parent-style-name="Zadanifontodlomka" style:family="text">
      <style:text-properties style:font-name="Open Sans" fo:color="#333333"/>
    </style:style>
    <style:style style:name="T32" style:parent-style-name="Zadanifontodlomka" style:family="text">
      <style:text-properties style:font-name="Open Sans" fo:color="#333333" fo:font-size="9pt" style:font-size-asian="9pt"/>
    </style:style>
    <style:style style:name="T33" style:parent-style-name="Zadanifontodlomka" style:family="text">
      <style:text-properties style:font-name="Open Sans" fo:color="#C9211E" fo:font-size="12pt" style:font-size-asian="12pt" style:font-size-complex="12pt"/>
    </style:style>
    <style:style style:name="P34" style:parent-style-name="Textbody" style:family="paragraph">
      <style:paragraph-properties fo:margin-bottom="0in"/>
    </style:style>
    <style:style style:name="T35" style:parent-style-name="Zadanifontodlomka" style:family="text">
      <style:text-properties style:font-name="Montserrat, sans-serif" fo:color="#D60632"/>
    </style:style>
    <style:style style:name="T36" style:parent-style-name="StrongEmphasis" style:family="text">
      <style:text-properties style:font-name="Montserrat, sans-serif" fo:font-weight="normal" style:font-weight-asian="normal" fo:color="#888888"/>
    </style:style>
    <style:style style:name="T37" style:parent-style-name="StrongEmphasis" style:family="text">
      <style:text-properties style:font-name="Montserrat, sans-serif" fo:font-weight="normal" style:font-weight-asian="normal" fo:color="#888888"/>
    </style:style>
    <style:style style:name="T38" style:parent-style-name="StrongEmphasis" style:family="text">
      <style:text-properties style:font-name="Montserrat, sans-serif" fo:font-weight="normal" style:font-weight-asian="normal" fo:color="#888888"/>
    </style:style>
    <style:style style:name="T39" style:parent-style-name="StrongEmphasis" style:family="text">
      <style:text-properties style:font-name="Montserrat, sans-serif" fo:font-weight="normal" style:font-weight-asian="normal" fo:color="#888888"/>
    </style:style>
    <style:style style:name="P40" style:parent-style-name="Textbody" style:family="paragraph">
      <style:paragraph-properties fo:margin-bottom="0.0208in" fo:margin-left="0.0208in" fo:margin-right="0.0208in">
        <style:tab-stops/>
      </style:paragraph-properties>
    </style:style>
    <style:style style:name="T41" style:parent-style-name="Zadanifontodlomka" style:family="text">
      <style:text-properties style:font-name="Open Sans" fo:font-weight="bold" style:font-weight-asian="bold" fo:color="#FFFFFF" fo:background-color="#D70333"/>
    </style:style>
    <style:style style:name="T42" style:parent-style-name="Zadanifontodlomka" style:family="text">
      <style:text-properties style:font-name="Open Sans" fo:color="#333333"/>
    </style:style>
    <style:style style:name="T43" style:parent-style-name="Zadanifontodlomka" style:family="text">
      <style:text-properties style:font-name="Open Sans" fo:font-weight="bold" style:font-weight-asian="bold" fo:color="#FFFFFF" fo:background-color="#D70333"/>
    </style:style>
    <style:style style:name="T44" style:parent-style-name="Zadanifontodlomka" style:family="text">
      <style:text-properties style:font-name="Open Sans" fo:color="#333333"/>
    </style:style>
    <style:style style:name="T45" style:parent-style-name="Zadanifontodlomka" style:family="text">
      <style:text-properties style:font-name="Open Sans" fo:font-weight="bold" style:font-weight-asian="bold" fo:color="#FFFFFF" fo:background-color="#D70333"/>
    </style:style>
    <style:style style:name="P46" style:parent-style-name="Textbody" style:family="paragraph">
      <style:paragraph-properties fo:margin-bottom="0in"/>
    </style:style>
    <style:style style:name="T47" style:parent-style-name="StrongEmphasis" style:family="text">
      <style:text-properties style:font-name="Open Sans" fo:font-weight="normal" style:font-weight-asian="normal" fo:color="#333333"/>
    </style:style>
    <style:style style:name="T48" style:parent-style-name="StrongEmphasis" style:family="text">
      <style:text-properties style:font-name="Open Sans" fo:font-weight="normal" style:font-weight-asian="normal" fo:color="#333333"/>
    </style:style>
    <style:style style:name="T49" style:parent-style-name="Zadanifontodlomka" style:family="text">
      <style:text-properties style:font-name="Open Sans" fo:color="#333333"/>
    </style:style>
    <style:style style:name="T50" style:parent-style-name="Zadanifontodlomka" style:family="text">
      <style:text-properties style:font-name="Open Sans" fo:color="#333333"/>
    </style:style>
    <style:style style:name="T51" style:parent-style-name="Zadanifontodlomka" style:family="text">
      <style:text-properties style:font-name="Open Sans" fo:color="#333333"/>
    </style:style>
    <style:style style:name="T52" style:parent-style-name="Zadanifontodlomka" style:family="text">
      <style:text-properties style:font-name="Open Sans" fo:color="#333333"/>
    </style:style>
    <style:style style:name="P53" style:parent-style-name="Textbody" style:family="paragraph">
      <style:paragraph-properties fo:margin-bottom="0in"/>
    </style:style>
    <style:style style:name="T54" style:parent-style-name="Zadanifontodlomka" style:family="text">
      <style:text-properties style:font-name="Open Sans" fo:color="#333333"/>
    </style:style>
    <style:style style:name="T55" style:parent-style-name="Zadanifontodlomka" style:family="text">
      <style:text-properties style:font-name="Open Sans" fo:color="#333333"/>
    </style:style>
    <style:style style:name="P56" style:parent-style-name="Textbody" style:family="paragraph">
      <style:paragraph-properties fo:margin-bottom="0in"/>
      <style:text-properties style:font-name="Open Sans" fo:color="#333333"/>
    </style:style>
    <style:style style:name="T57" style:parent-style-name="Zadanifontodlomka" style:family="text">
      <style:text-properties style:font-name="Open Sans" fo:color="#333333" fo:font-size="9pt" style:font-size-asian="9pt"/>
    </style:style>
    <style:style style:name="T58" style:parent-style-name="Zadanifontodlomka" style:family="text">
      <style:text-properties style:font-name="Open Sans" fo:color="#333333"/>
    </style:style>
    <style:style style:name="T59" style:parent-style-name="Zadanifontodlomka" style:family="text">
      <style:text-properties style:font-name="Open Sans" fo:color="#333333" fo:font-size="9pt" style:font-size-asian="9pt"/>
    </style:style>
    <style:style style:name="T60" style:parent-style-name="Zadanifontodlomka" style:family="text">
      <style:text-properties style:font-name="Open Sans" fo:color="#333333"/>
    </style:style>
    <style:style style:name="T61" style:parent-style-name="Zadanifontodlomka" style:family="text">
      <style:text-properties style:font-name="Open Sans" fo:color="#333333" fo:font-size="9pt" style:font-size-asian="9pt"/>
    </style:style>
    <style:style style:name="T62" style:parent-style-name="Zadanifontodlomka" style:family="text">
      <style:text-properties style:font-name="Open Sans" fo:color="#333333"/>
    </style:style>
    <style:style style:name="T63" style:parent-style-name="Zadanifontodlomka" style:family="text">
      <style:text-properties style:font-name="Open Sans" fo:color="#333333" fo:font-size="9pt" style:font-size-asian="9pt"/>
    </style:style>
    <style:style style:name="P64" style:parent-style-name="Standard" style:family="paragraph">
      <style:text-properties style:font-name="Open Sans" fo:color="#333333" fo:font-size="9pt" style:font-size-asian="9pt"/>
    </style:style>
    <style:style style:name="T65" style:parent-style-name="Zadanifontodlomka" style:family="text">
      <style:text-properties style:font-name="Open Sans" fo:color="#C9211E" fo:font-size="12pt" style:font-size-asian="12pt" style:font-size-complex="12pt"/>
    </style:style>
    <style:style style:name="P66" style:parent-style-name="Textbody" style:family="paragraph">
      <style:paragraph-properties fo:margin-bottom="0in"/>
    </style:style>
    <style:style style:name="T67" style:parent-style-name="Zadanifontodlomka" style:family="text">
      <style:text-properties style:font-name="Montserrat, sans-serif" fo:color="#D60632"/>
    </style:style>
    <style:style style:name="T68" style:parent-style-name="StrongEmphasis" style:family="text">
      <style:text-properties style:font-name="Montserrat, sans-serif" fo:font-weight="normal" style:font-weight-asian="normal" fo:color="#888888"/>
    </style:style>
    <style:style style:name="T69" style:parent-style-name="StrongEmphasis" style:family="text">
      <style:text-properties style:font-name="Montserrat, sans-serif" fo:font-weight="normal" style:font-weight-asian="normal" fo:color="#888888"/>
    </style:style>
    <style:style style:name="T70" style:parent-style-name="StrongEmphasis" style:family="text">
      <style:text-properties style:font-name="Montserrat, sans-serif" fo:font-weight="normal" style:font-weight-asian="normal" fo:color="#888888"/>
    </style:style>
    <style:style style:name="T71" style:parent-style-name="StrongEmphasis" style:family="text">
      <style:text-properties style:font-name="Montserrat, sans-serif" fo:font-weight="normal" style:font-weight-asian="normal" fo:color="#888888"/>
    </style:style>
    <style:style style:name="P72" style:parent-style-name="Standard" style:family="paragraph">
      <style:paragraph-properties fo:margin-bottom="0.0208in" fo:margin-left="0.0208in" fo:margin-right="0.0208in">
        <style:tab-stops/>
      </style:paragraph-properties>
    </style:style>
    <style:style style:name="T73" style:parent-style-name="Zadanifontodlomka" style:family="text">
      <style:text-properties style:font-name="Open Sans" fo:font-weight="bold" style:font-weight-asian="bold" fo:color="#FFFFFF" fo:background-color="#D70333"/>
    </style:style>
    <style:style style:name="T74" style:parent-style-name="Zadanifontodlomka" style:family="text">
      <style:text-properties style:font-name="Open Sans" fo:color="#333333"/>
    </style:style>
    <style:style style:name="T75" style:parent-style-name="Zadanifontodlomka" style:family="text">
      <style:text-properties style:font-name="Open Sans" fo:font-weight="bold" style:font-weight-asian="bold" fo:color="#FFFFFF" fo:background-color="#D70333"/>
    </style:style>
    <style:style style:name="T76" style:parent-style-name="Zadanifontodlomka" style:family="text">
      <style:text-properties style:font-name="Open Sans" fo:color="#333333"/>
    </style:style>
    <style:style style:name="T77" style:parent-style-name="Zadanifontodlomka" style:family="text">
      <style:text-properties style:font-name="Open Sans" fo:font-weight="bold" style:font-weight-asian="bold" fo:color="#FFFFFF" fo:background-color="#D70333"/>
    </style:style>
    <style:style style:name="T78" style:parent-style-name="Zadanifontodlomka" style:family="text">
      <style:text-properties style:font-name="Open Sans" fo:color="#333333"/>
    </style:style>
    <style:style style:name="T79" style:parent-style-name="Zadanifontodlomka" style:family="text">
      <style:text-properties style:font-name="Open Sans" fo:font-weight="bold" style:font-weight-asian="bold" fo:color="#FFFFFF" fo:background-color="#D70333"/>
    </style:style>
    <style:style style:name="T80" style:parent-style-name="Zadanifontodlomka" style:family="text">
      <style:text-properties style:font-name="Open Sans" fo:color="#333333"/>
    </style:style>
    <style:style style:name="T81" style:parent-style-name="Zadanifontodlomka" style:family="text">
      <style:text-properties style:font-name="Open Sans" fo:font-weight="bold" style:font-weight-asian="bold" fo:color="#FFFFFF" fo:background-color="#D70333"/>
    </style:style>
    <style:style style:name="P82" style:parent-style-name="Naslov3" style:family="paragraph">
      <style:paragraph-properties fo:margin-top="0in" fo:margin-bottom="0in"/>
      <style:text-properties style:font-name="Open Sans" fo:font-weight="normal" style:font-weight-asian="normal" fo:color="#333333" fo:font-size="12pt" style:font-size-asian="12pt"/>
    </style:style>
    <style:style style:name="P83" style:parent-style-name="Textbody" style:family="paragraph">
      <style:paragraph-properties fo:margin-bottom="0in"/>
    </style:style>
    <style:style style:name="T84" style:parent-style-name="StrongEmphasis" style:family="text">
      <style:text-properties style:font-name="Open Sans" fo:font-weight="normal" style:font-weight-asian="normal" fo:color="#333333"/>
    </style:style>
    <style:style style:name="T85" style:parent-style-name="StrongEmphasis" style:family="text">
      <style:text-properties style:font-name="Open Sans" fo:font-weight="normal" style:font-weight-asian="normal" fo:color="#333333"/>
    </style:style>
    <style:style style:name="T86" style:parent-style-name="Zadanifontodlomka" style:family="text">
      <style:text-properties style:font-name="Open Sans" fo:color="#333333"/>
    </style:style>
    <style:style style:name="T87" style:parent-style-name="Zadanifontodlomka" style:family="text">
      <style:text-properties style:font-name="Open Sans" fo:color="#333333"/>
    </style:style>
    <style:style style:name="T88" style:parent-style-name="Zadanifontodlomka" style:family="text">
      <style:text-properties style:font-name="Open Sans" fo:color="#333333"/>
    </style:style>
    <style:style style:name="T89" style:parent-style-name="Zadanifontodlomka" style:family="text">
      <style:text-properties style:font-name="Open Sans" fo:color="#333333"/>
    </style:style>
    <style:style style:name="P90" style:parent-style-name="Textbody" style:family="paragraph">
      <style:paragraph-properties fo:margin-bottom="0in"/>
      <style:text-properties style:font-name="Open Sans" fo:color="#333333"/>
    </style:style>
    <style:style style:name="P91" style:parent-style-name="Textbody" style:family="paragraph">
      <style:paragraph-properties fo:margin-bottom="0in"/>
      <style:text-properties style:font-name="Open Sans" fo:color="#333333"/>
    </style:style>
    <style:style style:name="P92" style:parent-style-name="Textbody" style:family="paragraph">
      <style:paragraph-properties fo:margin-bottom="0in"/>
      <style:text-properties style:font-name="Open Sans" fo:color="#333333"/>
    </style:style>
    <style:style style:name="P93" style:parent-style-name="Textbody" style:family="paragraph">
      <style:paragraph-properties fo:margin-bottom="0in"/>
      <style:text-properties style:font-name="Open Sans" fo:color="#333333"/>
    </style:style>
    <style:style style:name="T94" style:parent-style-name="Zadanifontodlomka" style:family="text">
      <style:text-properties style:font-name="Open Sans" fo:color="#333333" fo:font-size="9pt" style:font-size-asian="9pt"/>
    </style:style>
    <style:style style:name="T95" style:parent-style-name="Zadanifontodlomka" style:family="text">
      <style:text-properties style:font-name="Open Sans" fo:color="#333333"/>
    </style:style>
    <style:style style:name="T96" style:parent-style-name="Zadanifontodlomka" style:family="text">
      <style:text-properties style:font-name="Open Sans" fo:color="#333333" fo:font-size="9pt" style:font-size-asian="9pt"/>
    </style:style>
    <style:style style:name="T97" style:parent-style-name="Zadanifontodlomka" style:family="text">
      <style:text-properties style:font-name="Open Sans" fo:color="#333333"/>
    </style:style>
    <style:style style:name="T98" style:parent-style-name="Zadanifontodlomka" style:family="text">
      <style:text-properties style:font-name="Open Sans" fo:color="#333333" fo:font-size="9pt" style:font-size-asian="9pt"/>
    </style:style>
    <style:style style:name="T99" style:parent-style-name="Zadanifontodlomka" style:family="text">
      <style:text-properties style:font-name="Open Sans" fo:color="#333333"/>
    </style:style>
    <style:style style:name="T100" style:parent-style-name="Zadanifontodlomka" style:family="text">
      <style:text-properties style:font-name="Open Sans" fo:color="#333333" fo:font-size="9pt" style:font-size-asian="9pt"/>
    </style:style>
    <style:style style:name="P101" style:parent-style-name="Standard" style:family="paragraph">
      <style:text-properties style:font-name="Open Sans" fo:color="#333333" fo:font-size="9pt" style:font-size-asian="9pt"/>
    </style:style>
    <style:style style:name="T102" style:parent-style-name="Zadanifontodlomka" style:family="text">
      <style:text-properties style:font-name="Open Sans" fo:color="#C9211E" fo:font-size="12pt" style:font-size-asian="12pt" style:font-size-complex="12pt"/>
    </style:style>
    <style:style style:name="P103" style:parent-style-name="Textbody" style:family="paragraph">
      <style:paragraph-properties fo:margin-bottom="0in"/>
    </style:style>
    <style:style style:name="T104" style:parent-style-name="Zadanifontodlomka" style:family="text">
      <style:text-properties style:font-name="Montserrat, sans-serif" fo:color="#D60632"/>
    </style:style>
    <style:style style:name="T105" style:parent-style-name="StrongEmphasis" style:family="text">
      <style:text-properties style:font-name="Montserrat, sans-serif" fo:font-weight="normal" style:font-weight-asian="normal" fo:color="#888888"/>
    </style:style>
    <style:style style:name="T106" style:parent-style-name="StrongEmphasis" style:family="text">
      <style:text-properties style:font-name="Montserrat, sans-serif" fo:font-weight="normal" style:font-weight-asian="normal" fo:color="#888888"/>
    </style:style>
    <style:style style:name="T107" style:parent-style-name="StrongEmphasis" style:family="text">
      <style:text-properties style:font-name="Montserrat, sans-serif" fo:font-weight="normal" style:font-weight-asian="normal" fo:color="#888888"/>
    </style:style>
    <style:style style:name="T108" style:parent-style-name="StrongEmphasis" style:family="text">
      <style:text-properties style:font-name="Montserrat, sans-serif" fo:font-weight="normal" style:font-weight-asian="normal" fo:color="#888888"/>
    </style:style>
    <style:style style:name="P109" style:parent-style-name="Standard" style:family="paragraph">
      <style:paragraph-properties fo:margin-bottom="0.0208in" fo:margin-left="0.0208in" fo:margin-right="0.0208in">
        <style:tab-stops/>
      </style:paragraph-properties>
    </style:style>
    <style:style style:name="T110" style:parent-style-name="Zadanifontodlomka" style:family="text">
      <style:text-properties style:font-name="Open Sans" fo:font-weight="bold" style:font-weight-asian="bold" fo:color="#FFFFFF" fo:background-color="#D70333"/>
    </style:style>
    <style:style style:name="T111" style:parent-style-name="Zadanifontodlomka" style:family="text">
      <style:text-properties style:font-name="Open Sans" fo:color="#333333"/>
    </style:style>
    <style:style style:name="T112" style:parent-style-name="Zadanifontodlomka" style:family="text">
      <style:text-properties style:font-name="Open Sans" fo:font-weight="bold" style:font-weight-asian="bold" fo:color="#FFFFFF" fo:background-color="#D70333"/>
    </style:style>
    <style:style style:name="T113" style:parent-style-name="Zadanifontodlomka" style:family="text">
      <style:text-properties style:font-name="Open Sans" fo:color="#333333"/>
    </style:style>
    <style:style style:name="T114" style:parent-style-name="Zadanifontodlomka" style:family="text">
      <style:text-properties style:font-name="Open Sans" fo:font-weight="bold" style:font-weight-asian="bold" fo:color="#FFFFFF" fo:background-color="#D70333"/>
    </style:style>
    <style:style style:name="T115" style:parent-style-name="Zadanifontodlomka" style:family="text">
      <style:text-properties style:font-name="Open Sans" fo:color="#333333"/>
    </style:style>
    <style:style style:name="T116" style:parent-style-name="Zadanifontodlomka" style:family="text">
      <style:text-properties style:font-name="Open Sans" fo:font-weight="bold" style:font-weight-asian="bold" fo:color="#FFFFFF" fo:background-color="#D70333"/>
    </style:style>
    <style:style style:name="T117" style:parent-style-name="Zadanifontodlomka" style:family="text">
      <style:text-properties style:font-name="Open Sans" fo:color="#333333"/>
    </style:style>
    <style:style style:name="T118" style:parent-style-name="Zadanifontodlomka" style:family="text">
      <style:text-properties style:font-name="Open Sans" fo:font-weight="bold" style:font-weight-asian="bold" fo:color="#FFFFFF" fo:background-color="#D70333"/>
    </style:style>
    <style:style style:name="P119" style:parent-style-name="Naslov3" style:family="paragraph">
      <style:paragraph-properties fo:margin-top="0in" fo:margin-bottom="0in"/>
      <style:text-properties style:font-name="Open Sans" fo:font-weight="normal" style:font-weight-asian="normal" fo:color="#333333" fo:font-size="12pt" style:font-size-asian="12pt"/>
    </style:style>
    <style:style style:name="P120" style:parent-style-name="Textbody" style:family="paragraph">
      <style:paragraph-properties fo:margin-bottom="0in"/>
    </style:style>
    <style:style style:name="T121" style:parent-style-name="StrongEmphasis" style:family="text">
      <style:text-properties style:font-name="Open Sans" fo:font-weight="normal" style:font-weight-asian="normal" fo:color="#333333"/>
    </style:style>
    <style:style style:name="T122" style:parent-style-name="StrongEmphasis" style:family="text">
      <style:text-properties style:font-name="Open Sans" fo:font-weight="normal" style:font-weight-asian="normal" fo:color="#333333"/>
    </style:style>
    <style:style style:name="T123" style:parent-style-name="Zadanifontodlomka" style:family="text">
      <style:text-properties style:font-name="Open Sans" fo:color="#333333"/>
    </style:style>
    <style:style style:name="T124" style:parent-style-name="Zadanifontodlomka" style:family="text">
      <style:text-properties style:font-name="Open Sans" fo:color="#333333"/>
    </style:style>
    <style:style style:name="T125" style:parent-style-name="Zadanifontodlomka" style:family="text">
      <style:text-properties style:font-name="Open Sans" fo:color="#333333"/>
    </style:style>
    <style:style style:name="T126" style:parent-style-name="Zadanifontodlomka" style:family="text">
      <style:text-properties style:font-name="Open Sans" fo:color="#333333"/>
    </style:style>
    <style:style style:name="P127" style:parent-style-name="Textbody" style:family="paragraph">
      <style:paragraph-properties fo:margin-bottom="0in"/>
      <style:text-properties style:font-name="Open Sans" fo:color="#333333"/>
    </style:style>
    <style:style style:name="P128" style:parent-style-name="Textbody" style:family="paragraph">
      <style:paragraph-properties fo:margin-bottom="0in"/>
      <style:text-properties style:font-name="Open Sans" fo:color="#333333"/>
    </style:style>
    <style:style style:name="P129" style:parent-style-name="Textbody" style:family="paragraph">
      <style:paragraph-properties fo:margin-bottom="0in"/>
      <style:text-properties style:font-name="Open Sans" fo:color="#333333"/>
    </style:style>
    <style:style style:name="P130" style:parent-style-name="Textbody" style:family="paragraph">
      <style:paragraph-properties fo:margin-bottom="0in"/>
      <style:text-properties style:font-name="Open Sans" fo:color="#333333"/>
    </style:style>
    <style:style style:name="T131" style:parent-style-name="Zadanifontodlomka" style:family="text">
      <style:text-properties style:font-name="Open Sans" fo:color="#333333" fo:font-size="9pt" style:font-size-asian="9pt"/>
    </style:style>
    <style:style style:name="T132" style:parent-style-name="Zadanifontodlomka" style:family="text">
      <style:text-properties style:font-name="Open Sans" fo:color="#333333"/>
    </style:style>
    <style:style style:name="T133" style:parent-style-name="Zadanifontodlomka" style:family="text">
      <style:text-properties style:font-name="Open Sans" fo:color="#333333" fo:font-size="9pt" style:font-size-asian="9pt"/>
    </style:style>
    <style:style style:name="T134" style:parent-style-name="Zadanifontodlomka" style:family="text">
      <style:text-properties style:font-name="Open Sans" fo:color="#333333"/>
    </style:style>
    <style:style style:name="T135" style:parent-style-name="Zadanifontodlomka" style:family="text">
      <style:text-properties style:font-name="Open Sans" fo:color="#333333" fo:font-size="9pt" style:font-size-asian="9pt"/>
    </style:style>
    <style:style style:name="T136" style:parent-style-name="Zadanifontodlomka" style:family="text">
      <style:text-properties style:font-name="Open Sans" fo:color="#333333"/>
    </style:style>
    <style:style style:name="T137" style:parent-style-name="Zadanifontodlomka" style:family="text">
      <style:text-properties style:font-name="Open Sans" fo:color="#333333" fo:font-size="9pt" style:font-size-asian="9pt"/>
    </style:style>
    <style:style style:name="P138" style:parent-style-name="Standard" style:family="paragraph">
      <style:text-properties style:font-name="Open Sans" fo:color="#333333" fo:font-size="9pt" style:font-size-asian="9pt"/>
    </style:style>
    <style:style style:name="T139" style:parent-style-name="Zadanifontodlomka" style:family="text">
      <style:text-properties style:font-name="Open Sans" fo:color="#C9211E" fo:font-size="12pt" style:font-size-asian="12pt" style:font-size-complex="12pt"/>
    </style:style>
    <style:style style:name="P140" style:parent-style-name="Textbody" style:family="paragraph">
      <style:paragraph-properties fo:margin-bottom="0in"/>
    </style:style>
    <style:style style:name="T141" style:parent-style-name="Zadanifontodlomka" style:family="text">
      <style:text-properties style:font-name="Montserrat, sans-serif" fo:color="#D60632"/>
    </style:style>
    <style:style style:name="T142" style:parent-style-name="StrongEmphasis" style:family="text">
      <style:text-properties style:font-name="Montserrat, sans-serif" fo:font-weight="normal" style:font-weight-asian="normal" fo:color="#888888"/>
    </style:style>
    <style:style style:name="T143" style:parent-style-name="StrongEmphasis" style:family="text">
      <style:text-properties style:font-name="Montserrat, sans-serif" fo:font-weight="normal" style:font-weight-asian="normal" fo:color="#888888"/>
    </style:style>
    <style:style style:name="T144" style:parent-style-name="StrongEmphasis" style:family="text">
      <style:text-properties style:font-name="Montserrat, sans-serif" fo:font-weight="normal" style:font-weight-asian="normal" fo:color="#888888"/>
    </style:style>
    <style:style style:name="T145" style:parent-style-name="StrongEmphasis" style:family="text">
      <style:text-properties style:font-name="Montserrat, sans-serif" fo:font-weight="normal" style:font-weight-asian="normal" fo:color="#888888"/>
    </style:style>
    <style:style style:name="P146" style:parent-style-name="Standard" style:family="paragraph">
      <style:paragraph-properties fo:margin-bottom="0.0208in" fo:margin-left="0.0208in" fo:margin-right="0.0208in">
        <style:tab-stops/>
      </style:paragraph-properties>
    </style:style>
    <style:style style:name="T147" style:parent-style-name="Zadanifontodlomka" style:family="text">
      <style:text-properties style:font-name="Open Sans" fo:font-weight="bold" style:font-weight-asian="bold" fo:color="#FFFFFF" fo:background-color="#D70333"/>
    </style:style>
    <style:style style:name="T148" style:parent-style-name="Zadanifontodlomka" style:family="text">
      <style:text-properties style:font-name="Open Sans" fo:color="#333333"/>
    </style:style>
    <style:style style:name="T149" style:parent-style-name="Zadanifontodlomka" style:family="text">
      <style:text-properties style:font-name="Open Sans" fo:font-weight="bold" style:font-weight-asian="bold" fo:color="#FFFFFF" fo:background-color="#D70333"/>
    </style:style>
    <style:style style:name="T150" style:parent-style-name="Zadanifontodlomka" style:family="text">
      <style:text-properties style:font-name="Open Sans" fo:color="#333333"/>
    </style:style>
    <style:style style:name="T151" style:parent-style-name="Zadanifontodlomka" style:family="text">
      <style:text-properties style:font-name="Open Sans" fo:font-weight="bold" style:font-weight-asian="bold" fo:color="#FFFFFF" fo:background-color="#D70333"/>
    </style:style>
    <style:style style:name="T152" style:parent-style-name="Zadanifontodlomka" style:family="text">
      <style:text-properties style:font-name="Open Sans" fo:color="#333333"/>
    </style:style>
    <style:style style:name="T153" style:parent-style-name="Zadanifontodlomka" style:family="text">
      <style:text-properties style:font-name="Open Sans" fo:font-weight="bold" style:font-weight-asian="bold" fo:color="#FFFFFF" fo:background-color="#D70333"/>
    </style:style>
    <style:style style:name="T154" style:parent-style-name="Zadanifontodlomka" style:family="text">
      <style:text-properties style:font-name="Open Sans" fo:color="#333333"/>
    </style:style>
    <style:style style:name="T155" style:parent-style-name="Zadanifontodlomka" style:family="text">
      <style:text-properties style:font-name="Open Sans" fo:font-weight="bold" style:font-weight-asian="bold" fo:color="#FFFFFF" fo:background-color="#D70333"/>
    </style:style>
    <style:style style:name="P156" style:parent-style-name="Naslov3" style:family="paragraph">
      <style:paragraph-properties fo:margin-top="0in" fo:margin-bottom="0in"/>
      <style:text-properties style:font-name="Open Sans" fo:font-weight="normal" style:font-weight-asian="normal" fo:color="#333333" fo:font-size="12pt" style:font-size-asian="12pt"/>
    </style:style>
    <style:style style:name="P157" style:parent-style-name="Textbody" style:family="paragraph">
      <style:paragraph-properties fo:margin-bottom="0in"/>
    </style:style>
    <style:style style:name="T158" style:parent-style-name="StrongEmphasis" style:family="text">
      <style:text-properties style:font-name="Open Sans" fo:font-weight="normal" style:font-weight-asian="normal" fo:color="#333333"/>
    </style:style>
    <style:style style:name="T159" style:parent-style-name="StrongEmphasis" style:family="text">
      <style:text-properties style:font-name="Open Sans" fo:font-weight="normal" style:font-weight-asian="normal" fo:color="#333333"/>
    </style:style>
    <style:style style:name="T160" style:parent-style-name="Zadanifontodlomka" style:family="text">
      <style:text-properties style:font-name="Open Sans" fo:color="#333333"/>
    </style:style>
    <style:style style:name="T161" style:parent-style-name="Zadanifontodlomka" style:family="text">
      <style:text-properties style:font-name="Open Sans" fo:color="#333333"/>
    </style:style>
    <style:style style:name="T162" style:parent-style-name="Zadanifontodlomka" style:family="text">
      <style:text-properties style:font-name="Open Sans" fo:color="#333333"/>
    </style:style>
    <style:style style:name="P163" style:parent-style-name="Textbody" style:family="paragraph">
      <style:paragraph-properties fo:margin-bottom="0in"/>
    </style:style>
    <style:style style:name="T164" style:parent-style-name="Zadanifontodlomka" style:family="text">
      <style:text-properties style:font-name="Open Sans" fo:color="#333333"/>
    </style:style>
    <style:style style:name="T165" style:parent-style-name="Zadanifontodlomka" style:family="text">
      <style:text-properties style:font-name="Open Sans" fo:color="#333333"/>
    </style:style>
    <style:style style:name="P166" style:parent-style-name="Textbody" style:family="paragraph">
      <style:paragraph-properties fo:margin-bottom="0in"/>
      <style:text-properties style:font-name="Open Sans" fo:color="#333333"/>
    </style:style>
    <style:style style:name="P167" style:parent-style-name="Textbody" style:family="paragraph">
      <style:paragraph-properties fo:margin-bottom="0in"/>
      <style:text-properties style:font-name="Open Sans" fo:color="#333333"/>
    </style:style>
    <style:style style:name="P168" style:parent-style-name="Textbody" style:family="paragraph">
      <style:paragraph-properties fo:margin-bottom="0in"/>
      <style:text-properties style:font-name="Open Sans" fo:color="#333333"/>
    </style:style>
    <style:style style:name="P169" style:parent-style-name="Textbody" style:family="paragraph">
      <style:paragraph-properties fo:margin-bottom="0in"/>
      <style:text-properties style:font-name="Open Sans" fo:color="#333333"/>
    </style:style>
    <style:style style:name="T170" style:parent-style-name="Zadanifontodlomka" style:family="text">
      <style:text-properties style:font-name="Open Sans" fo:color="#333333" fo:font-size="9pt" style:font-size-asian="9pt"/>
    </style:style>
    <style:style style:name="T171" style:parent-style-name="Zadanifontodlomka" style:family="text">
      <style:text-properties style:font-name="Open Sans" fo:color="#333333"/>
    </style:style>
    <style:style style:name="T172" style:parent-style-name="Zadanifontodlomka" style:family="text">
      <style:text-properties style:font-name="Open Sans" fo:color="#333333" fo:font-size="9pt" style:font-size-asian="9pt"/>
    </style:style>
    <style:style style:name="T173" style:parent-style-name="Zadanifontodlomka" style:family="text">
      <style:text-properties style:font-name="Open Sans" fo:color="#333333"/>
    </style:style>
    <style:style style:name="T174" style:parent-style-name="Zadanifontodlomka" style:family="text">
      <style:text-properties style:font-name="Open Sans" fo:color="#333333" fo:font-size="9pt" style:font-size-asian="9pt"/>
    </style:style>
    <style:style style:name="T175" style:parent-style-name="Zadanifontodlomka" style:family="text">
      <style:text-properties style:font-name="Open Sans" fo:color="#333333"/>
    </style:style>
    <style:style style:name="T176" style:parent-style-name="Zadanifontodlomka" style:family="text">
      <style:text-properties style:font-name="Open Sans" fo:color="#333333" fo:font-size="9pt" style:font-size-asian="9pt"/>
    </style:style>
    <style:style style:name="P177" style:parent-style-name="Standard" style:family="paragraph">
      <style:text-properties style:font-name="Open Sans" fo:color="#333333" fo:font-size="9pt" style:font-size-asian="9pt"/>
    </style:style>
    <style:style style:name="P178" style:parent-style-name="Naslov2" style:family="paragraph">
      <style:text-properties style:font-name="Open Sans" fo:color="#C9211E" fo:font-size="12pt" style:font-size-asian="12pt" style:font-size-complex="12pt"/>
    </style:style>
    <style:style style:name="P179" style:parent-style-name="Textbody" style:family="paragraph">
      <style:paragraph-properties fo:margin-bottom="0in"/>
    </style:style>
    <style:style style:name="T180" style:parent-style-name="Zadanifontodlomka" style:family="text">
      <style:text-properties style:font-name="Montserrat, sans-serif" fo:color="#D60632"/>
    </style:style>
    <style:style style:name="T181" style:parent-style-name="StrongEmphasis" style:family="text">
      <style:text-properties style:font-name="Montserrat, sans-serif" fo:font-weight="normal" style:font-weight-asian="normal" fo:color="#888888"/>
    </style:style>
    <style:style style:name="T182" style:parent-style-name="StrongEmphasis" style:family="text">
      <style:text-properties style:font-name="Montserrat, sans-serif" fo:font-weight="normal" style:font-weight-asian="normal" fo:color="#888888"/>
    </style:style>
    <style:style style:name="T183" style:parent-style-name="StrongEmphasis" style:family="text">
      <style:text-properties style:font-name="Montserrat, sans-serif" fo:font-weight="normal" style:font-weight-asian="normal" fo:color="#888888"/>
    </style:style>
    <style:style style:name="T184" style:parent-style-name="StrongEmphasis" style:family="text">
      <style:text-properties style:font-name="Montserrat, sans-serif" fo:font-weight="normal" style:font-weight-asian="normal" fo:color="#888888"/>
    </style:style>
    <style:style style:name="P185" style:parent-style-name="Standard" style:family="paragraph">
      <style:paragraph-properties fo:margin-bottom="0.0208in" fo:margin-left="0.0208in" fo:margin-right="0.0208in">
        <style:tab-stops/>
      </style:paragraph-properties>
    </style:style>
    <style:style style:name="T186" style:parent-style-name="Zadanifontodlomka" style:family="text">
      <style:text-properties style:font-name="Open Sans" fo:font-weight="bold" style:font-weight-asian="bold" fo:color="#FFFFFF" fo:background-color="#D70333"/>
    </style:style>
    <style:style style:name="T187" style:parent-style-name="Zadanifontodlomka" style:family="text">
      <style:text-properties style:font-name="Open Sans" fo:color="#333333"/>
    </style:style>
    <style:style style:name="T188" style:parent-style-name="Zadanifontodlomka" style:family="text">
      <style:text-properties style:font-name="Open Sans" fo:font-weight="bold" style:font-weight-asian="bold" fo:color="#FFFFFF" fo:background-color="#D70333"/>
    </style:style>
    <style:style style:name="T189" style:parent-style-name="Zadanifontodlomka" style:family="text">
      <style:text-properties style:font-name="Open Sans" fo:color="#333333"/>
    </style:style>
    <style:style style:name="T190" style:parent-style-name="Zadanifontodlomka" style:family="text">
      <style:text-properties style:font-name="Open Sans" fo:font-weight="bold" style:font-weight-asian="bold" fo:color="#FFFFFF" fo:background-color="#D70333"/>
    </style:style>
    <style:style style:name="T191" style:parent-style-name="Zadanifontodlomka" style:family="text">
      <style:text-properties style:font-name="Open Sans" fo:color="#333333"/>
    </style:style>
    <style:style style:name="T192" style:parent-style-name="Zadanifontodlomka" style:family="text">
      <style:text-properties style:font-name="Open Sans" fo:font-weight="bold" style:font-weight-asian="bold" fo:color="#FFFFFF" fo:background-color="#D70333"/>
    </style:style>
    <style:style style:name="T193" style:parent-style-name="Zadanifontodlomka" style:family="text">
      <style:text-properties style:font-name="Open Sans" fo:color="#333333"/>
    </style:style>
    <style:style style:name="T194" style:parent-style-name="Zadanifontodlomka" style:family="text">
      <style:text-properties style:font-name="Open Sans" fo:font-weight="bold" style:font-weight-asian="bold" fo:color="#FFFFFF" fo:background-color="#D70333"/>
    </style:style>
    <style:style style:name="P195" style:parent-style-name="Naslov3" style:family="paragraph">
      <style:paragraph-properties fo:margin-top="0in" fo:margin-bottom="0in"/>
      <style:text-properties style:font-name="Open Sans" fo:font-weight="normal" style:font-weight-asian="normal" fo:color="#333333" fo:font-size="12pt" style:font-size-asian="12pt"/>
    </style:style>
    <style:style style:name="P196" style:parent-style-name="Textbody" style:family="paragraph">
      <style:paragraph-properties fo:margin-bottom="0in"/>
    </style:style>
    <style:style style:name="T197" style:parent-style-name="StrongEmphasis" style:family="text">
      <style:text-properties style:font-name="Open Sans" fo:font-weight="normal" style:font-weight-asian="normal" fo:color="#333333"/>
    </style:style>
    <style:style style:name="T198" style:parent-style-name="StrongEmphasis" style:family="text">
      <style:text-properties style:font-name="Open Sans" fo:font-weight="normal" style:font-weight-asian="normal" fo:color="#333333"/>
    </style:style>
    <style:style style:name="T199" style:parent-style-name="Zadanifontodlomka" style:family="text">
      <style:text-properties style:font-name="Open Sans" fo:color="#333333"/>
    </style:style>
    <style:style style:name="T200" style:parent-style-name="Zadanifontodlomka" style:family="text">
      <style:text-properties style:font-name="Open Sans" fo:color="#333333"/>
    </style:style>
    <style:style style:name="T201" style:parent-style-name="Zadanifontodlomka" style:family="text">
      <style:text-properties style:font-name="Open Sans" fo:color="#333333"/>
    </style:style>
    <style:style style:name="P202" style:parent-style-name="Textbody" style:family="paragraph">
      <style:paragraph-properties fo:margin-bottom="0in"/>
    </style:style>
    <style:style style:name="T203" style:parent-style-name="Zadanifontodlomka" style:family="text">
      <style:text-properties style:font-name="Open Sans" fo:color="#333333"/>
    </style:style>
    <style:style style:name="T204" style:parent-style-name="Zadanifontodlomka" style:family="text">
      <style:text-properties style:font-name="Open Sans" fo:color="#333333"/>
    </style:style>
    <style:style style:name="P205" style:parent-style-name="Textbody" style:family="paragraph">
      <style:paragraph-properties fo:margin-bottom="0in"/>
      <style:text-properties style:font-name="Open Sans" fo:color="#333333"/>
    </style:style>
    <style:style style:name="P206" style:parent-style-name="Textbody" style:family="paragraph">
      <style:paragraph-properties fo:margin-bottom="0in"/>
      <style:text-properties style:font-name="Open Sans" fo:color="#333333"/>
    </style:style>
    <style:style style:name="P207" style:parent-style-name="Textbody" style:family="paragraph">
      <style:paragraph-properties fo:margin-bottom="0in"/>
      <style:text-properties style:font-name="Open Sans" fo:color="#333333"/>
    </style:style>
    <style:style style:name="P208" style:parent-style-name="Textbody" style:family="paragraph">
      <style:paragraph-properties fo:margin-bottom="0in"/>
      <style:text-properties style:font-name="Open Sans" fo:color="#333333"/>
    </style:style>
    <style:style style:name="T209" style:parent-style-name="Zadanifontodlomka" style:family="text">
      <style:text-properties style:font-name="Open Sans" fo:color="#333333" fo:font-size="9pt" style:font-size-asian="9pt"/>
    </style:style>
    <style:style style:name="T210" style:parent-style-name="Zadanifontodlomka" style:family="text">
      <style:text-properties style:font-name="Open Sans" fo:color="#333333"/>
    </style:style>
    <style:style style:name="T211" style:parent-style-name="Zadanifontodlomka" style:family="text">
      <style:text-properties style:font-name="Open Sans" fo:color="#333333" fo:font-size="9pt" style:font-size-asian="9pt"/>
    </style:style>
    <style:style style:name="T212" style:parent-style-name="Zadanifontodlomka" style:family="text">
      <style:text-properties style:font-name="Open Sans" fo:color="#333333"/>
    </style:style>
    <style:style style:name="T213" style:parent-style-name="Zadanifontodlomka" style:family="text">
      <style:text-properties style:font-name="Open Sans" fo:color="#333333" fo:font-size="9pt" style:font-size-asian="9pt"/>
    </style:style>
    <style:style style:name="T214" style:parent-style-name="Zadanifontodlomka" style:family="text">
      <style:text-properties style:font-name="Open Sans" fo:color="#333333"/>
    </style:style>
    <style:style style:name="T215" style:parent-style-name="Zadanifontodlomka" style:family="text">
      <style:text-properties style:font-name="Open Sans" fo:color="#333333" fo:font-size="9pt" style:font-size-asian="9pt"/>
    </style:style>
  </office:automatic-styles>
  <office:body>
    <office:text text:use-soft-page-breaks="true">
      <text:h text:style-name="P1" text:outline-level="2"><text:span text:style-name="T2">CANON I-SENSYS LBP251dw</text:span></text:h>
      <text:p text:style-name="P3"><text:span text:style-name="T4">već od 13,27</text:span><text:span text:style-name="T5"><text:s/>€/</text:span><text:span text:style-name="T6">mj</text:span><text:span text:style-name="T7">.</text:span><text:span text:style-name="T8"><text:s/>+ PDV</text:span></text:p>
      <text:p text:style-name="P9"><text:span text:style-name="T10">A4</text:span><text:span text:style-name="T11"> </text:span><text:span text:style-name="T12">c/b</text:span><text:span text:style-name="T13"> </text:span><text:span text:style-name="T14">ispis</text:span></text:p>
      <text:p text:style-name="P15"><text:span text:style-name="T16">Crno bijeli laserski ispis</text:span><text:span text:style-name="T17"><text:line-break/></text:span><text:span text:style-name="T18">Format papira: A4 – A5</text:span><text:span text:style-name="T19"><text:line-break/>Brzina ispisa: 33 otisaka u minuti</text:span><text:span text:style-name="T20"><text:line-break/>Kapacitet ladice: 500 listova</text:span><text:span text:style-name="T21"><text:line-break/>Ručni ulagač papira – 50 listova</text:span></text:p>
      <text:p text:style-name="P22"><text:span text:style-name="T23">Mreža: Da</text:span><text:span text:style-name="T24"><text:line-break/>Obostrani ispis: Da</text:span><text:span text:style-name="T25"><text:line-break/></text:span></text:p>
      <text:p text:style-name="Standard"><text:span text:style-name="T26">1* Navedene specifikacije odnose se na standardne dimenzije papira A4 težine 80g/m²</text:span><text:span text:style-name="T27"><text:line-break/></text:span><text:span text:style-name="T28">2* Brzine printanja bazirane su na internim testiranjima proizvođača i mogu varirati ovisno o postavkama za veličinu, tip i orijentaciju papira</text:span><text:span text:style-name="T29"><text:line-break/></text:span><text:span text:style-name="T30">3* Za točnost podataka ne odgovaramo, svi podaci o karakteristikama uređaja preuzeti su sa stranica njihovih proizvođača i kao takvi podložni su promjenama bez prethodne najave.</text:span><text:span text:style-name="T31"><text:line-break/></text:span><text:span text:style-name="T32">4* Svi nazivi robnih marki i proizvoda mogu biti registrirani zaštitni znaci ili zaštitni znaci njihovih vlasnika i ovime su priznati.</text:span><text:line-break/></text:p>
      <text:h text:style-name="Naslov2" text:outline-level="2"><text:span text:style-name="T33">HP LaserJet Enterprise 600 M602dn</text:span></text:h>
      <text:p text:style-name="P34"><text:span text:style-name="T35">već od 20,00</text:span><text:span text:style-name="T36"><text:s/>€/</text:span><text:span text:style-name="T37">mj</text:span><text:span text:style-name="T38">.</text:span><text:span text:style-name="T39"><text:s/>+ PDV</text:span></text:p>
      <text:p text:style-name="P40"><text:span text:style-name="T41">A4</text:span><text:span text:style-name="T42"> </text:span><text:span text:style-name="T43">c/b</text:span><text:span text:style-name="T44"> </text:span><text:span text:style-name="T45">ispis</text:span></text:p>
      <text:p text:style-name="P46"><text:span text:style-name="T47">Crno bijeli laserski ispis</text:span><text:span text:style-name="T48"><text:line-break/></text:span><text:span text:style-name="T49">Format papira: A4 – A5</text:span><text:span text:style-name="T50"><text:line-break/>Brzina ispisa: 52 otisaka u minuti</text:span><text:span text:style-name="T51"><text:line-break/>Kapacitet ladice: 500 listova</text:span><text:span text:style-name="T52"><text:line-break/>Ručni ulagač papira – 100 listova</text:span></text:p>
      <text:p text:style-name="P53"><text:span text:style-name="T54">Mreža: Da</text:span><text:span text:style-name="T55"><text:line-break/>Obostrani ispis: Da</text:span></text:p>
      <text:p text:style-name="P56"/>
      <text:p text:style-name="Standard"><text:span text:style-name="T57">1* Navedene specifikacije odnose se na standardne dimenzije papira A4 težine 80g/m²</text:span><text:span text:style-name="T58"><text:line-break/></text:span><text:span text:style-name="T59">2* Brzine printanja bazirane su na internim testiranjima proizvođača i mogu varirati ovisno o postavkama za veličinu, tip i orijentaciju papira</text:span><text:span text:style-name="T60"><text:line-break/></text:span><text:span text:style-name="T61">3* Za točnost podataka ne odgovaramo, svi podaci o karakteristikama uređaja preuzeti su sa stranica njihovih proizvođača i kao takvi podložni su promjenama bez prethodne najave.</text:span><text:span text:style-name="T62"><text:line-break/></text:span><text:span text:style-name="T63">4* Svi nazivi robnih marki i proizvoda mogu biti registrirani zaštitni znaci ili zaštitni znaci njihovih vlasnika i ovime su priznati.</text:span></text:p>
      <text:p text:style-name="P64"/>
      <text:h text:style-name="Naslov2" text:outline-level="2"><text:span text:style-name="T65">Brother MFC-L 5700</text:span></text:h>
      <text:p text:style-name="P66"><text:span text:style-name="T67">već od 27,00</text:span><text:span text:style-name="T68"><text:s/>€/</text:span><text:span text:style-name="T69">mj</text:span><text:span text:style-name="T70">.</text:span><text:span text:style-name="T71"><text:s/>+ PDV</text:span></text:p>
      <text:p text:style-name="P72"><text:span text:style-name="T73">A4</text:span><text:span text:style-name="T74"> </text:span><text:span text:style-name="T75">c/b</text:span><text:span text:style-name="T76"> </text:span><text:span text:style-name="T77">ispis</text:span><text:span text:style-name="T78"> </text:span><text:span text:style-name="T79">kopiranje</text:span><text:span text:style-name="T80"> </text:span><text:span text:style-name="T81">skeniranje</text:span></text:p>
      <text:h text:style-name="P82" text:outline-level="3"/>
      <text:p text:style-name="P83"><text:span text:style-name="T84">Crno bijeli laserski ispis</text:span><text:span text:style-name="T85"><text:line-break/></text:span><text:span text:style-name="T86">Format papira: A4 ,A5, B5, koverte</text:span><text:span text:style-name="T87"><text:line-break/>Brzina ispisa: 40 otisaka u minuti</text:span><text:span text:style-name="T88"><text:line-break/>Kapacitet ladice: 250 listova</text:span><text:span text:style-name="T89"><text:line-break/>Ručni ulagač papira – 50 listova</text:span></text:p>
      <text:p text:style-name="P90">Obostrani ispis: Da</text:p>
      <text:p text:style-name="P91">Kopiranje: Da</text:p>
      <text:p text:style-name="P92">Skeniranje: Da</text:p>
      <text:p text:style-name="P93"/>
      <text:p text:style-name="Standard"><text:span text:style-name="T94">1* Navedene specifikacije odnose se na standardne dimenzije papira A4 težine 80g/m²</text:span><text:span text:style-name="T95"><text:line-break/></text:span><text:span text:style-name="T96">2* Brzine printanja bazirane su na internim testiranjima proizvođača i mogu varirati ovisno o postavkama za veličinu, tip i orijentaciju papira</text:span><text:span text:style-name="T97"><text:line-break/></text:span><text:span text:style-name="T98">3* Za točnost podataka ne odgovaramo, svi podaci o karakteristikama uređaja preuzeti su sa stranica njihovih proizvođača i kao takvi podložni su promjenama bez prethodne najave.</text:span><text:span text:style-name="T99"><text:line-break/></text:span><text:span text:style-name="T100">4* Svi nazivi robnih marki i proizvoda mogu biti registrirani zaštitni znaci ili zaštitni znaci njihovih vlasnika i ovime su priznati.</text:span></text:p>
      <text:p text:style-name="P101"/>
      <text:h text:style-name="Naslov2" text:outline-level="2"><text:span text:style-name="T102">Canon ImageRunner 400i</text:span></text:h>
      <text:p text:style-name="P103"><text:span text:style-name="T104">već od 30,00</text:span><text:span text:style-name="T105"><text:s/>€/</text:span><text:span text:style-name="T106">mj</text:span><text:span text:style-name="T107">.</text:span><text:span text:style-name="T108"><text:s/>+ PDV</text:span></text:p>
      <text:p text:style-name="P109"><text:span text:style-name="T110">A4</text:span><text:span text:style-name="T111"> </text:span><text:span text:style-name="T112">c/b</text:span><text:span text:style-name="T113"> </text:span><text:span text:style-name="T114">ispis</text:span><text:span text:style-name="T115"> </text:span><text:span text:style-name="T116">kopiranje</text:span><text:span text:style-name="T117"> </text:span><text:span text:style-name="T118">skeniranje</text:span></text:p>
      <text:h text:style-name="P119" text:outline-level="3"/>
      <text:p text:style-name="P120"><text:span text:style-name="T121">Crno bijeli laserski ispis</text:span><text:span text:style-name="T122"><text:line-break/></text:span><text:span text:style-name="T123">Format papira: A4 ,A5, B5, koverte</text:span><text:span text:style-name="T124"><text:line-break/>Brzina ispisa: 40 otisaka u minuti</text:span><text:span text:style-name="T125"><text:line-break/>Kapacitet ladice: 500 listova</text:span><text:span text:style-name="T126"><text:line-break/>Ručni ulagač papira – 100 listova</text:span></text:p>
      <text:p text:style-name="P127">Obostrani ispis: Da</text:p>
      <text:p text:style-name="P128">Kopiranje: Da</text:p>
      <text:p text:style-name="P129">Skeniranje: Da</text:p>
      <text:p text:style-name="P130"/>
      <text:p text:style-name="Standard"><text:span text:style-name="T131">1* Navedene specifikacije odnose se na standardne dimenzije papira A4 težine 80g/m²</text:span><text:span text:style-name="T132"><text:line-break/></text:span><text:span text:style-name="T133">2* Brzine printanja bazirane su na internim testiranjima proizvođača i mogu varirati ovisno o postavkama za veličinu, tip i orijentaciju papira</text:span><text:span text:style-name="T134"><text:line-break/></text:span><text:span text:style-name="T135">3* Za točnost podataka ne odgovaramo, svi podaci o karakteristikama uređaja preuzeti su sa stranica njihovih proizvođača i kao takvi podložni su promjenama bez prethodne najave.</text:span><text:span text:style-name="T136"><text:line-break/></text:span><text:span text:style-name="T137">4* Svi nazivi robnih marki i proizvoda mogu biti registrirani zaštitni znaci ili zaštitni znaci njihovih vlasnika i ovime su priznati.</text:span></text:p>
      <text:p text:style-name="P138"/>
      <text:h text:style-name="Naslov2" text:outline-level="2"><text:span text:style-name="T139">Canon ImageRunner 2530i</text:span></text:h>
      <text:p text:style-name="P140"><text:span text:style-name="T141">već od 30,00</text:span><text:span text:style-name="T142"><text:s/>€/</text:span><text:span text:style-name="T143">mj</text:span><text:span text:style-name="T144">.</text:span><text:span text:style-name="T145"><text:s/>+ PDV</text:span></text:p>
      <text:p text:style-name="P146"><text:span text:style-name="T147">A3</text:span><text:span text:style-name="T148"> </text:span><text:span text:style-name="T149">c/b</text:span><text:span text:style-name="T150"> </text:span><text:span text:style-name="T151">ispis</text:span><text:span text:style-name="T152"> </text:span><text:span text:style-name="T153">kopiranje</text:span><text:span text:style-name="T154"> </text:span><text:span text:style-name="T155">skeniranje</text:span></text:p>
      <text:h text:style-name="P156" text:outline-level="3"/>
      <text:p text:style-name="P157"><text:span text:style-name="T158">Crno bijeli laserski ispis</text:span><text:span text:style-name="T159"><text:line-break/></text:span><text:span text:style-name="T160">Format papira: A3, A4 ,A5, B5, koverte</text:span><text:span text:style-name="T161"><text:line-break/>Brzina ispisa: 30 otisaka u minuti</text:span><text:span text:style-name="T162"><text:line-break/>Kapacitet ladice: 500 listova</text:span></text:p>
      <text:p text:style-name="P163"><text:span text:style-name="T164">Broj ladica: 2,4</text:span><text:span text:style-name="T165"><text:line-break/>Ručni ulagač papira – 300 listova</text:span></text:p>
      <text:p text:style-name="P166">Obostrani ispis: Da</text:p>
      <text:p text:style-name="P167">Kopiranje: Da</text:p>
      <text:p text:style-name="P168">Skeniranje: Da</text:p>
      <text:p text:style-name="P169"/>
      <text:p text:style-name="Standard"><text:span text:style-name="T170">1* Navedene specifikacije odnose se na standardne dimenzije papira A4 težine 80g/m²</text:span><text:span text:style-name="T171"><text:line-break/></text:span><text:span text:style-name="T172">2* Brzine printanja bazirane su na internim testiranjima proizvođača i mogu varirati ovisno o postavkama za veličinu, tip i orijentaciju papira</text:span><text:span text:style-name="T173"><text:line-break/></text:span><text:span text:style-name="T174">3* Za točnost podataka ne odgovaramo, svi podaci o karakteristikama uređaja preuzeti su sa stranica njihovih proizvođača i kao takvi podložni su promjenama bez prethodne najave.</text:span><text:span text:style-name="T175"><text:line-break/></text:span><text:span text:style-name="T176">4* Svi nazivi robnih marki i proizvoda mogu biti registrirani zaštitni znaci ili zaštitni znaci njihovih vlasnika i ovime su priznati.</text:span></text:p>
      <text:p text:style-name="P177"/>
      <text:h text:style-name="P178" text:outline-level="2">Konica Minolta bizhub C308</text:h>
      <text:p text:style-name="P179"><text:span text:style-name="T180">već od 30,00</text:span><text:span text:style-name="T181"><text:s/>€/</text:span><text:span text:style-name="T182">mj</text:span><text:span text:style-name="T183">.</text:span><text:span text:style-name="T184"><text:s/>+ PDV</text:span></text:p>
      <text:p text:style-name="P185"><text:span text:style-name="T186">A3</text:span><text:span text:style-name="T187"> </text:span><text:span text:style-name="T188">boja</text:span><text:span text:style-name="T189"> </text:span><text:span text:style-name="T190">ispis</text:span><text:span text:style-name="T191"> </text:span><text:span text:style-name="T192">kopiranje</text:span><text:span text:style-name="T193"> </text:span><text:span text:style-name="T194">skeniranje</text:span></text:p>
      <text:h text:style-name="P195" text:outline-level="3"/>
      <text:p text:style-name="P196"><text:span text:style-name="T197">Laserski ispis u boji</text:span><text:span text:style-name="T198"><text:line-break/></text:span><text:span text:style-name="T199">Format papira: A3, A4 ,A5, B5, koverte</text:span><text:span text:style-name="T200"><text:line-break/>Brzina ispisa: 30 otisaka u minuti</text:span><text:span text:style-name="T201"><text:line-break/>Kapacitet ladice: 500 listova</text:span></text:p>
      <text:p text:style-name="P202"><text:span text:style-name="T203">Broj ladica: 2,4</text:span><text:span text:style-name="T204"><text:line-break/>Ručni ulagač papira – 300 listova</text:span></text:p>
      <text:p text:style-name="P205">Obostrani ispis: Da</text:p>
      <text:p text:style-name="P206">Kopiranje: Da</text:p>
      <text:p text:style-name="P207">Skeniranje: Da</text:p>
      <text:p text:style-name="P208"/>
      <text:p text:style-name="Standard"><text:span text:style-name="T209">1* Navedene specifikacije odnose se na standardne dimenzije papira A4 težine 80g/m²</text:span><text:span text:style-name="T210"><text:line-break/></text:span><text:span text:style-name="T211">2* Brzine printanja bazirane su na internim testiranjima proizvođača i mogu varirati ovisno o postavkama za veličinu, tip i orijentaciju papira</text:span><text:span text:style-name="T212"><text:line-break/></text:span><text:span text:style-name="T213">3* Za točnost podataka ne odgovaramo, svi podaci o karakteristikama uređaja preuzeti su sa stranica njihovih proizvođača i kao takvi podložni su promjenama bez prethodne najave.</text:span><text:span text:style-name="T214"><text:line-break/></text:span><text:span text:style-name="T215">4* Svi nazivi robnih marki i proizvoda mogu biti registrirani zaštitni znaci ili zaštitni znaci njihovih vlasnika i ovime su priznati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 Sans" svg:font-family="Open Sans" style:font-family-generic="swiss" style:font-pitch="variable"/>
    <style:font-face style:name="Montserrat, sans-serif" svg:font-family="Montserrat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r" fo:country="HR" style:language-asian="zh" style:country-asian="CN" style:language-complex="hi" style:country-complex="IN" style:text-combine="none" fo:hyphenate="true"/>
    </style:default-style>
    <style:style style:name="Naslov2" style:display-name="Naslov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Naslov3" style:display-name="Naslov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Popis" style:display-name="Popis" style:family="paragraph" style:parent-style-name="Textbody">
      <style:text-properties fo:hyphenate="false"/>
    </style:style>
    <style:style style:name="Opisslike" style:display-name="Opis slik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x Marschhauser</dc:creator>
    <meta:creation-date>2023-04-26T12:25:00Z</meta:creation-date>
    <dc:date>2023-05-02T09:00:00Z</dc:date>
    <meta:template xlink:href="Normal.dotm" xlink:type="simple"/>
    <meta:editing-cycles>6</meta:editing-cycles>
    <meta:editing-duration>PT1080S</meta:editing-duration>
    <meta:document-statistic meta:page-count="3" meta:paragraph-count="9" meta:word-count="740" meta:character-count="4949" meta:row-count="35" meta:non-whitespace-character-count="4218"/>
  </office:meta>
</office:document-meta>
</file>